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1-29T19:40:52.39</dc:date>
    <meta:editing-duration>PT7H49M52S</meta:editing-duration>
    <meta:editing-cycles>499</meta:editing-cycles>
    <meta:generator>OpenOffice/4.1.1$Win32 OpenOffice.org_project/411m6$Build-9775</meta:generator>
    <dc:creator>Théo </dc:creator>
    <meta:document-statistic meta:table-count="0" meta:image-count="0" meta:object-count="0" meta:page-count="6" meta:paragraph-count="29" meta:word-count="2727" meta:character-count="16711"/>
  </office:meta>
</office:document-meta>
</file>